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2" svg:font-family="'Courier New'"/>
    <style:font-face style:name="inherit" svg:font-family="inherit"/>
    <style:font-face style:name="TheSansMonoConBlack" svg:font-family="TheSansMonoConBlack" style:font-family-generic="roman"/>
    <style:font-face style:name="TheSansMonoConNormal" svg:font-family="TheSansMonoConNormal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3" style:family="paragraph" style:parent-style-name="Preformatted_20_Text">
      <style:text-properties fo:color="#000000" style:font-name="Courier New2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Courier New2" fo:font-size="8pt" style:font-size-asian="8pt" style:font-size-complex="8pt"/>
    </style:style>
    <style:style style:name="P5" style:family="paragraph" style:parent-style-name="Preformatted_20_Text">
      <style:text-properties fo:color="#000000" style:font-name="Courier New1" fo:font-size="8pt" style:font-size-asian="8pt" style:font-size-complex="8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Courier New1" fo:font-size="8pt" style:font-size-asian="8pt" style:font-size-complex="8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10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1" fo:font-size="8pt" style:font-size-asian="8pt" style:font-size-complex="8pt"/>
    </style:style>
    <style:style style:name="P14" style:family="paragraph" style:parent-style-name="Preformatted_20_Text">
      <style:paragraph-properties fo:margin-top="0cm" fo:margin-bottom="0cm" loext:contextual-spacing="false"/>
      <style:text-properties fo:color="#000000" style:font-name="Courier New2" fo:font-size="8pt" style:font-size-asian="8pt" style:font-size-complex="8pt"/>
    </style:style>
    <style:style style:name="P15" style:family="paragraph" style:parent-style-name="Preformatted_20_Text">
      <style:paragraph-properties fo:margin-top="0cm" fo:margin-bottom="0cm" loext:contextual-spacing="false" style:text-autospace="none"/>
      <style:text-properties fo:color="#000000" style:font-name="Courier New2" fo:font-size="9pt" style:font-size-asian="9pt" style:font-size-complex="9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Courier New1" fo:font-size="8pt" style:font-size-asian="8pt" style:font-size-complex="8pt"/>
    </style:style>
    <style:style style:name="P18" style:family="paragraph" style:parent-style-name="Preformatted_20_Text">
      <style:paragraph-properties fo:margin-top="0cm" fo:margin-bottom="0cm" loext:contextual-spacing="false"/>
      <style:text-properties style:font-name="Courier New1" fo:font-size="8pt" style:font-size-asian="8pt" style:font-size-complex="8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8080" style:font-name="Courier New2" fo:font-style="italic"/>
    </style:style>
    <style:style style:name="P20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fo:font-size="8pt" style:font-size-asian="8pt" style:font-size-complex="8pt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Courier New1" fo:font-size="8pt" style:font-name-asian="TheSansMonoConNormal" style:font-size-asian="8pt" style:font-name-complex="TheSansMonoConNormal" style:font-size-complex="8pt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Courier New1" fo:font-size="9pt" style:font-name-asian="TheSansMonoConNormal" style:font-size-asian="9pt" style:font-name-complex="TheSansMonoConNormal" style:font-size-complex="9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1" fo:font-size="8pt" style:font-size-asian="8pt" style:font-size-complex="8pt"/>
    </style:style>
    <style:style style:name="P24" style:family="paragraph" style:parent-style-name="Standard">
      <style:paragraph-properties fo:margin-top="0cm" fo:margin-bottom="0cm" loext:contextual-spacing="false" style:text-autospace="none"/>
      <style:text-properties style:font-name="Courier New1" fo:font-size="8pt" style:font-name-asian="TheSansMonoConNormal" style:font-size-asian="8pt" style:font-name-complex="TheSansMonoConNormal" style:font-size-complex="8pt"/>
    </style:style>
    <style:style style:name="P25" style:family="paragraph" style:parent-style-name="Standard">
      <style:paragraph-properties fo:margin-top="0cm" fo:margin-bottom="0cm" loext:contextual-spacing="false" style:text-autospace="none"/>
      <style:text-properties style:font-name="Courier New1" fo:font-size="9pt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1" fo:font-size="9pt" style:font-size-asian="9pt" style:font-size-complex="9pt"/>
    </style:style>
    <style:style style:name="P27" style:family="paragraph" style:parent-style-name="Standard">
      <style:paragraph-properties fo:margin-top="0cm" fo:margin-bottom="0cm" loext:contextual-spacing="false" style:text-autospace="none"/>
      <style:text-properties style:font-name="Courier New1" fo:font-size="9pt" style:font-name-asian="TheSansMonoConNormal" style:font-size-asian="9pt" style:font-name-complex="TheSansMonoConNormal" style:font-size-complex="9pt"/>
    </style:style>
    <style:style style:name="P28" style:family="paragraph" style:parent-style-name="Text_20_body">
      <style:paragraph-properties fo:margin-top="0cm" fo:margin-bottom="0cm" loext:contextual-spacing="false"/>
    </style:style>
    <style:style style:name="P29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Courier New1" fo:font-size="8pt" style:font-size-asian="8pt" style:font-size-complex="8pt"/>
    </style:style>
    <style:style style:name="P31" style:family="paragraph" style:parent-style-name="Text_20_body">
      <style:text-properties fo:font-size="8pt" style:font-size-asian="8pt" style:font-size-complex="8pt"/>
    </style:style>
    <style:style style:name="P32" style:family="paragraph" style:parent-style-name="Preformatted_20_Text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8pt" style:font-size-asian="8pt" style:font-size-complex="8pt"/>
    </style:style>
    <style:style style:name="P33" style:family="paragraph" style:parent-style-name="Heading_20_1" style:master-page-name="First_20_Page">
      <style:paragraph-properties style:page-number="auto"/>
    </style:style>
    <style:style style:name="P34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2b91af" style:font-name="inherit" fo:font-size="8pt" fo:letter-spacing="normal" fo:font-style="normal" fo:font-weight="normal" fo:background-color="#eff0f1" loext:char-shading-value="0" style:font-size-asian="8pt" style:font-size-complex="8pt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/>
    </style:style>
    <style:style style:name="T5" style:family="text">
      <style:text-properties fo:font-variant="normal" fo:text-transform="none" fo:color="#303336" style:font-name="Consolas" fo:font-size="8pt" fo:letter-spacing="normal" fo:font-style="normal" fo:font-weight="normal" fo:background-color="#eff0f1" loext:char-shading-value="0" style:font-size-asian="8pt" style:font-size-complex="8pt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/>
    </style:style>
    <style:style style:name="T7" style:family="text">
      <style:text-properties fo:font-variant="normal" fo:text-transform="none" fo:color="#303336" style:font-name="inherit" fo:font-size="8pt" fo:letter-spacing="normal" fo:font-style="normal" fo:font-weight="normal" fo:background-color="#eff0f1" loext:char-shading-value="0" style:font-size-asian="8pt" style:font-size-complex="8pt"/>
    </style:style>
    <style:style style:name="T8" style:family="text">
      <style:text-properties fo:font-variant="normal" fo:text-transform="none" fo:color="#303336" fo:font-size="8pt" fo:letter-spacing="normal" fo:background-color="#eff0f1" loext:char-shading-value="0" style:font-size-asian="8pt" style:font-size-complex="8pt"/>
    </style:style>
    <style:style style:name="T9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/>
    </style:style>
    <style:style style:name="T10" style:family="text">
      <style:text-properties fo:font-variant="normal" fo:text-transform="none" fo:color="#101094" style:font-name="inherit" fo:font-size="8pt" fo:letter-spacing="normal" fo:font-style="normal" fo:font-weight="normal" fo:background-color="#eff0f1" loext:char-shading-value="0" style:font-size-asian="8pt" style:font-size-complex="8pt"/>
    </style:style>
    <style:style style:name="T11" style:family="text">
      <style:text-properties fo:font-variant="normal" fo:text-transform="none" fo:color="#7d2727" style:font-name="inherit" fo:font-size="8pt" fo:letter-spacing="normal" fo:font-style="normal" fo:font-weight="normal" fo:background-color="#eff0f1" loext:char-shading-value="0" style:font-size-asian="8pt" style:font-size-complex="8pt"/>
    </style:style>
    <style:style style:name="T12" style:family="text">
      <style:text-properties fo:font-variant="normal" fo:text-transform="none" fo:color="#858c93" style:font-name="inherit" fo:font-size="8pt" fo:letter-spacing="normal" fo:font-style="normal" fo:font-weight="normal" fo:background-color="#eff0f1" loext:char-shading-value="0" style:font-size-asian="8pt" style:font-size-complex="8pt"/>
    </style:style>
    <style:style style:name="T13" style:family="text">
      <style:text-properties fo:font-variant="normal" fo:text-transform="none" style:font-name="Courier New1" fo:letter-spacing="normal" fo:font-style="normal" fo:font-weight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Courier New2" fo:font-weight="bold"/>
    </style:style>
    <style:style style:name="T17" style:family="text">
      <style:text-properties style:font-name="Courier New2"/>
    </style:style>
    <style:style style:name="T18" style:family="text">
      <style:text-properties fo:color="#008000" style:font-name="Courier New2" fo:font-weight="bold"/>
    </style:style>
    <style:style style:name="T19" style:family="text">
      <style:text-properties fo:color="#008000" fo:font-weight="bold"/>
    </style:style>
    <style:style style:name="T20" style:family="text">
      <style:text-properties fo:color="#000000"/>
    </style:style>
    <style:style style:name="T21" style:family="text">
      <style:text-properties fo:color="#660e7a" fo:font-weight="bold"/>
    </style:style>
    <style:style style:name="T22" style:family="text">
      <style:text-properties fo:color="#660e7a" style:font-name="Courier New2" fo:font-weight="bold"/>
    </style:style>
    <style:style style:name="T23" style:family="text">
      <style:text-properties fo:color="#0000ff"/>
    </style:style>
    <style:style style:name="T24" style:family="text">
      <style:text-properties fo:color="#0000ff" style:font-name="Courier New2"/>
    </style:style>
    <style:style style:name="T25" style:family="text">
      <style:text-properties fo:color="#808080"/>
    </style:style>
    <style:style style:name="T26" style:family="text">
      <style:text-properties fo:color="#808080" style:font-name="Courier New2" fo:font-style="italic"/>
    </style:style>
    <style:style style:name="T27" style:family="text">
      <style:text-properties fo:color="#808080" fo:font-style="italic"/>
    </style:style>
    <style:style style:name="T28" style:family="text">
      <style:text-properties style:font-name-asian="TheSansMonoConBlack" style:font-name-complex="TheSansMonoConBlack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2837892" text:style-name="Outline">
        <text:list-item>
          <text:h text:style-name="P33" text:outline-level="1">map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 Una llave y su valor</text:p>
      <text:p text:style-name="Standard"/>
      <text:p text:style-name="Standard">F.Creación: 4-<text:bookmark text:name="_GoBack"/>6-2018</text:p>
      <text:p text:style-name="Standard"/>
      <text:p text:style-name="P1"/>
      <text:p text:style-name="P1"/>
      <text:p text:style-name="P1"><draw:frame draw:style-name="fr1" draw:name="gráficos1" text:anchor-type="as-char" svg:width="7.117cm" svg:height="5.9cm" draw:z-index="0"><draw:image xlink:href="https://storage.googleapis.com/programming-idioms-pictures/idiom/13/map-iterate-keys-values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list xml:id="list133135812833058" text:continue-numbering="true" text:style-name="Outline">
        <text:list-item>
          <text:list>
            <text:list-item>
              <text:h text:style-name="P34" text:outline-level="2">Básico</text:h>
            </text:list-item>
          </text:list>
        </text:list-item>
      </text:list>
      <text:p text:style-name="Text_20_body"><text:a xlink:type="simple" xlink:href="https://www.tutorialspoint.com/dart_programming/dart_programming_map.htm" text:style-name="Internet_20_link" text:visited-style-name="Visited_20_Internet_20_Link">Tutorial point</text:a></text:p>
      <text:p text:style-name="P6"><text:span text:style-name="T15">void </text:span>main() {</text:p>
      <text:p text:style-name="P7"><text:s text:c="2"/>Map details = {<text:span text:style-name="T19">'Usrname'</text:span>:<text:span text:style-name="T19">'tom'</text:span>,<text:span text:style-name="T19">'Password'</text:span>:<text:span text:style-name="T19">'pass@123'</text:span>};</text:p>
      <text:p text:style-name="P7"><text:s text:c="2"/>print(details); //R.-{Usrname: tom, Password: <text:a xlink:type="simple" xlink:href="mailto:pass@123" text:style-name="Internet_20_link" text:visited-style-name="Visited_20_Internet_20_Link">pass@123</text:a>}</text:p>
      <text:p text:style-name="P7">}</text:p>
      <text:p text:style-name="P7"/>
      <text:p text:style-name="P9"><text:span text:style-name="T15">void </text:span><text:span text:style-name="T20">main() {</text:span></text:p>
      <text:p text:style-name="P7"><text:s text:c="2"/>Map details = <text:span text:style-name="T15">new </text:span>Map();</text:p>
      <text:p text:style-name="P7"><text:s text:c="2"/>details[<text:span text:style-name="T19">'Usrname'</text:span>] = <text:span text:style-name="T19">'admin'</text:span>;</text:p>
      <text:p text:style-name="P7"><text:s text:c="2"/>details[<text:span text:style-name="T19">'Password'</text:span>] = <text:span text:style-name="T19">'admin@123'</text:span>;</text:p>
      <text:p text:style-name="P7"><text:s text:c="2"/>print(details);</text:p>
      <text:p text:style-name="P13"><text:span text:style-name="T20">}//</text:span>R.-{Usrname: admin, Password: <text:a xlink:type="simple" xlink:href="mailto:admin@123" text:style-name="Internet_20_link" text:visited-style-name="Visited_20_Internet_20_Link">admin@123</text:a>}</text:p>
      <text:p text:style-name="P2"/>
      <text:p text:style-name="P6">main() {</text:p>
      <text:p text:style-name="P7"><text:s text:c="2"/><text:span text:style-name="T15">var </text:span>stuff = &lt;String, int&gt;{<text:span text:style-name="T19">'four'</text:span>: <text:span text:style-name="T23">4</text:span>, <text:span text:style-name="T19">'five'</text:span>: <text:span text:style-name="T23">5</text:span>};</text:p>
      <text:p text:style-name="P7"><text:s text:c="2"/>print( stuff[<text:span text:style-name="T19">'four'</text:span>] ); <text:span text:style-name="T27">// 4</text:span></text:p>
      <text:p text:style-name="P12">}</text:p>
      <text:p text:style-name="P23">Suma las llaves</text:p>
      <text:p text:style-name="P23">Del libro</text:p>
      <text:p text:style-name="P4">main() {</text:p>
      <text:p text:style-name="P8"><text:s text:c="2"/><text:span text:style-name="T17">Map dicc = {</text:span><text:span text:style-name="T24">1</text:span><text:span text:style-name="T17">: </text:span><text:span text:style-name="T24">5</text:span><text:span text:style-name="T17">,</text:span></text:p>
      <text:p text:style-name="P8"><text:s text:c="4"/><text:span text:style-name="T24">2</text:span><text:span text:style-name="T17">: </text:span><text:span text:style-name="T24">10</text:span><text:span text:style-name="T17">,</text:span></text:p>
      <text:p text:style-name="P8"><text:s text:c="4"/><text:span text:style-name="T24">3</text:span><text:span text:style-name="T17">: </text:span><text:span text:style-name="T24">15</text:span><text:span text:style-name="T17">,</text:span></text:p>
      <text:p text:style-name="P8"><text:s text:c="4"/><text:span text:style-name="T24">4</text:span><text:span text:style-name="T17">:</text:span><text:span text:style-name="T24">20</text:span></text:p>
      <text:p text:style-name="P8"><text:span text:style-name="T23"><text:s text:c="2"/></text:span><text:span text:style-name="T17">};</text:span></text:p>
      <text:p text:style-name="P8"><text:s text:c="2"/><text:span text:style-name="T16">var </text:span><text:span text:style-name="T17">keys_sum = dicc.</text:span><text:span text:style-name="T22">keys</text:span><text:span text:style-name="T17">.reduce((total, element) =&gt; total +element);</text:span></text:p>
      <text:p text:style-name="P8"><text:s text:c="2"/><text:span text:style-name="T17">print(keys_sum); </text:span><text:span text:style-name="T26">// 10</text:span></text:p>
      <text:p text:style-name="P11">}</text:p>
      <text:p text:style-name="P11">Ojo</text:p>
      <text:p text:style-name="P11">main() {</text:p>
      <text:p text:style-name="P8"><text:s text:c="2"/><text:span text:style-name="T17">Map dicc = {</text:span><text:span text:style-name="T24">1</text:span><text:span text:style-name="T17">: </text:span><text:span text:style-name="T24">5</text:span><text:span text:style-name="T17">,</text:span></text:p>
      <text:p text:style-name="P8"><text:s text:c="4"/><text:span text:style-name="T24">2</text:span><text:span text:style-name="T17">: </text:span><text:span text:style-name="T24">10</text:span><text:span text:style-name="T17">,</text:span></text:p>
      <text:p text:style-name="P8"><text:s text:c="4"/><text:span text:style-name="T24">3</text:span><text:span text:style-name="T17">: </text:span><text:span text:style-name="T24">15</text:span><text:span text:style-name="T17">,</text:span></text:p>
      <text:p text:style-name="P8"><text:s text:c="4"/><text:span text:style-name="T24">4</text:span><text:span text:style-name="T17">:</text:span><text:span text:style-name="T24">20</text:span></text:p>
      <text:p text:style-name="P8"><text:span text:style-name="T23"><text:s text:c="2"/></text:span><text:span text:style-name="T17">};</text:span></text:p>
      <text:p text:style-name="P8"><text:s text:c="2"/><text:span text:style-name="T16">var </text:span><text:span text:style-name="T17">keys_sum = dicc.</text:span><text:span text:style-name="T22">keys</text:span><text:span text:style-name="T17">.reduce((total, element) =&gt; total);</text:span></text:p>
      <text:p text:style-name="P8"><text:s text:c="2"/><text:span text:style-name="T17">print(keys_sum); </text:span><text:span text:style-name="T26">// 1</text:span></text:p>
      <text:p text:style-name="P11">}</text:p>
      <text:p text:style-name="P11">Valores lógicos</text:p>
      <text:p text:style-name="P21">var keys = dicc.keys<text:span text:style-name="T28">.every((e) =&gt; e.isEven)</text:span>;</text:p>
      <text:p text:style-name="P24">print(keys); // false</text:p>
      <text:p text:style-name="P11"/>
      <text:p text:style-name="P22">join</text:p>
      <text:p text:style-name="P22">var keys = dicc.keys.join("--");</text:p>
      <text:p text:style-name="P27">print(keys); // 1—-2--3</text:p>
      <text:p text:style-name="P27"/>
      <text:p text:style-name="P27"><text:soft-page-break/>de lista a map</text:p>
      <text:p text:style-name="P25">Map my_map = new Map.fromIterable(my_list,</text:p>
      <text:p text:style-name="P25">key: (item) =&gt; item.toString().length,</text:p>
      <text:p text:style-name="P25">value: (item) =&gt; item);</text:p>
      <text:p text:style-name="P25"/>
      <text:p text:style-name="P15">main() {</text:p>
      <text:p text:style-name="P8"><text:s text:c="2"/><text:span text:style-name="T16">var </text:span><text:span text:style-name="T17">keys = [</text:span><text:span text:style-name="T24">1</text:span><text:span text:style-name="T17">, </text:span><text:span text:style-name="T24">2</text:span><text:span text:style-name="T17">, </text:span><text:span text:style-name="T24">3</text:span><text:span text:style-name="T17">];</text:span></text:p>
      <text:p text:style-name="P8"><text:s text:c="2"/><text:span text:style-name="T16">var </text:span><text:span text:style-name="T17">values = [</text:span><text:span text:style-name="T18">'one'</text:span><text:span text:style-name="T17">, </text:span><text:span text:style-name="T18">'two'</text:span><text:span text:style-name="T17">, </text:span><text:span text:style-name="T18">'three'</text:span><text:span text:style-name="T17">];</text:span></text:p>
      <text:p text:style-name="P8"><text:s text:c="2"/><text:span text:style-name="T16">var </text:span><text:span text:style-name="T17">my_map2 = </text:span><text:span text:style-name="T16">new </text:span><text:span text:style-name="T17">Map.fromIterables(keys, values);</text:span></text:p>
      <text:p text:style-name="P16"><text:s text:c="2"/><text:span text:style-name="T17">print(my_map2); </text:span><text:span text:style-name="T26">// {1: one, 2: two, 3: three}}</text:span></text:p>
      <text:p text:style-name="P19">}</text:p>
      <text:p text:style-name="P16"><text:s text:c="2"/>my_map.containsKey('7')</text:p>
      <text:p text:style-name="P16"><text:s text:c="2"/>my_map.containsValue('7')</text:p>
      <text:p text:style-name="P25"><text:s text:c="2"/>my_map.putIfAbsent(4, () =&gt; 'four');</text:p>
      <text:p text:style-name="P26"/>
      <text:list xml:id="list133136346773384" text:continue-numbering="true" text:style-name="Outline">
        <text:list-item>
          <text:list>
            <text:list-item>
              <text:h text:style-name="Heading_20_2" text:outline-level="2">funciones Varias</text:h>
            </text:list-item>
          </text:list>
        </text:list-item>
      </text:list>
      <text:p text:style-name="Text_20_body"><text:a xlink:type="simple" xlink:href="https://www.dotnetheaven.com/article/how-to-use-maps-in-dart" text:style-name="Internet_20_link" text:visited-style-name="Visited_20_Internet_20_Link">Funciones varias</text:a></text:p>
      <text:p text:style-name="P3">int len=mapliteral.<text:span text:style-name="T21">length</text:span>;</text:p>
      <text:p text:style-name="P3">mapliteral.remove(<text:span text:style-name="T19">'pepe'</text:span>);</text:p>
      <text:p text:style-name="P3">Map copymap = <text:span text:style-name="T15">new </text:span>Map.from(mapconst);</text:p>
      <text:p text:style-name="P3"><text:span text:style-name="Source_20_Text"><text:span text:style-name="T9">var</text:span></text:span><text:span text:style-name="Source_20_Text"><text:span text:style-name="T4"> </text:span></text:span><text:span text:style-name="Source_20_Text"><text:span text:style-name="T6">sortedKeys =</text:span></text:span><text:span text:style-name="Source_20_Text"><text:span text:style-name="T4"> </text:span></text:span><text:span text:style-name="Source_20_Text"><text:span text:style-name="T6">map.keys.toList()..sort();</text:span></text:span></text:p>
      <text:p text:style-name="P3"/>
      <text:p text:style-name="P3"/>
      <text:p text:style-name="P3"/>
      <text:p text:style-name="Text_20_body">|</text:p>
      <text:list xml:id="list133136658494264" text:continue-numbering="true" text:style-name="Outline">
        <text:list-item>
          <text:list>
            <text:list-item>
              <text:h text:style-name="Heading_20_2" text:outline-level="2">Map.forEach()</text:h>
            </text:list-item>
          </text:list>
        </text:list-item>
      </text:list>
      <text:p text:style-name="Text_20_body"><text:a xlink:type="simple" xlink:href="https://www.tutorialspoint.com/dart_programming/dart_programming_map_function_foreach.htm" text:style-name="Internet_20_link" text:visited-style-name="Visited_20_Internet_20_Link">TutorialPoint</text:a></text:p>
      <text:p text:style-name="P29">void main() { </text:p>
      <text:p text:style-name="P29"><text:s text:c="3"/>var usrMap = {"name": "Tom", 'Email': 'tom@xyz.com'}; </text:p>
      <text:p text:style-name="P29"><text:s text:c="3"/>usrMap.forEach((k,v) =&gt; print('${k}: ${v}')); </text:p>
      <text:p text:style-name="P28"><text:span text:style-name="T14">}</text:span> </text:p>
      <text:p text:style-name="P29">Rta</text:p>
      <text:p text:style-name="P29">name: Tom</text:p>
      <text:p text:style-name="P29">Email: tom@xyz.com</text:p>
      <text:p text:style-name="P29"/>
      <text:p text:style-name="P29"/>
      <text:p text:style-name="P14">values.forEach((v) =&gt; print(v));</text:p>
      <text:p text:style-name="P29"/>
      <text:list xml:id="list133137803069492" text:continue-numbering="true" text:style-name="Outline">
        <text:list-item>
          <text:list>
            <text:list-item>
              <text:h text:style-name="Heading_20_2" text:outline-level="2">Una lista compleja a map</text:h>
            </text:list-item>
          </text:list>
        </text:list-item>
      </text:list>
      <text:p text:style-name="Text_20_body"><text:a xlink:type="simple" xlink:href="https://stackoverflow.com/questions/16831535/how-to-convert-a-list-into-a-map-in-dart?utm_medium=organic&amp;utm_source=google_rich_qa&amp;utm_campaign=google_rich_qa" text:style-name="Internet_20_link" text:visited-style-name="Visited_20_Internet_20_Link">StackOverflow</text:a></text:p>
      <text:p text:style-name="Preformatted_20_Text"><text:span text:style-name="Source_20_Text"><text:span text:style-name="T3">ap</text:span></text:span><text:span text:style-name="Source_20_Text"><text:span text:style-name="T5"> </text:span></text:span><text:span text:style-name="Source_20_Text"><text:span text:style-name="T7">dict(</text:span></text:span><text:span text:style-name="Source_20_Text"><text:span text:style-name="T3">List</text:span></text:span><text:span text:style-name="Source_20_Text"><text:span text:style-name="T5"> </text:span></text:span><text:span text:style-name="Source_20_Text"><text:span text:style-name="T7">l)</text:span></text:span><text:span text:style-name="Source_20_Text"><text:span text:style-name="T5"> </text:span></text:span><text:span text:style-name="Source_20_Text"><text:span text:style-name="T7">{</text:span></text:span></text:p>
      <text:p text:style-name="P10"><text:span text:style-name="Source_20_Text"><text:span text:style-name="T8"><text:s text:c="2"/></text:span></text:span><text:span text:style-name="Source_20_Text"><text:span text:style-name="T10">final</text:span></text:span><text:span text:style-name="Source_20_Text"><text:span text:style-name="T5"> </text:span></text:span><text:span text:style-name="Source_20_Text"><text:span text:style-name="T7">m =</text:span></text:span><text:span text:style-name="Source_20_Text"><text:span text:style-name="T5"> </text:span></text:span><text:span text:style-name="Source_20_Text"><text:span text:style-name="T7">{};</text:span></text:span></text:p>
      <text:p text:style-name="P10"><text:span text:style-name="Source_20_Text"><text:span text:style-name="T8"><text:s text:c="2"/></text:span></text:span><text:span text:style-name="Source_20_Text"><text:span text:style-name="T7">l.forEach((e){</text:span></text:span><text:span text:style-name="Source_20_Text"><text:span text:style-name="T5"> </text:span></text:span><text:span text:style-name="Source_20_Text"><text:span text:style-name="T7">m[e[</text:span></text:span><text:span text:style-name="Source_20_Text"><text:span text:style-name="T11">0</text:span></text:span><text:span text:style-name="Source_20_Text"><text:span text:style-name="T7">]]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e[</text:span></text:span><text:span text:style-name="Source_20_Text"><text:span text:style-name="T11">1</text:span></text:span><text:span text:style-name="Source_20_Text"><text:span text:style-name="T7">];</text:span></text:span><text:span text:style-name="Source_20_Text"><text:span text:style-name="T5"> </text:span></text:span><text:span text:style-name="Source_20_Text"><text:span text:style-name="T7">});</text:span></text:span></text:p>
      <text:p text:style-name="P10"><text:span text:style-name="Source_20_Text"><text:span text:style-name="T8"><text:s text:c="2"/></text:span></text:span><text:span text:style-name="Source_20_Text"><text:span text:style-name="T10">return</text:span></text:span><text:span text:style-name="Source_20_Text"><text:span text:style-name="T5"> </text:span></text:span><text:span text:style-name="Source_20_Text"><text:span text:style-name="T7">m;</text:span></text:span></text:p>
      <text:p text:style-name="P10"><text:span text:style-name="Source_20_Text"><text:span text:style-name="T7">}</text:span></text:span></text:p>
      <text:p text:style-name="P20"/>
      <text:p text:style-name="P10"><text:span text:style-name="Source_20_Text"><text:span text:style-name="T7">main(){</text:span></text:span></text:p>
      <text:p text:style-name="P10"><text:span text:style-name="Source_20_Text"><text:span text:style-name="T8"><text:s text:c="2"/></text:span></text:span><text:span text:style-name="Source_20_Text"><text:span text:style-name="T7">print(dict([[</text:span></text:span><text:span text:style-name="Source_20_Text"><text:span text:style-name="T11">"a"</text:span></text:span><text:span text:style-name="Source_20_Text"><text:span text:style-name="T7">,</text:span></text:span><text:span text:style-name="Source_20_Text"><text:span text:style-name="T5"> </text:span></text:span><text:span text:style-name="Source_20_Text"><text:span text:style-name="T11">"b"</text:span></text:span><text:span text:style-name="Source_20_Text"><text:span text:style-name="T7">],</text:span></text:span><text:span text:style-name="Source_20_Text"><text:span text:style-name="T5"> </text:span></text:span><text:span text:style-name="Source_20_Text"><text:span text:style-name="T7">[</text:span></text:span><text:span text:style-name="Source_20_Text"><text:span text:style-name="T11">"c"</text:span></text:span><text:span text:style-name="Source_20_Text"><text:span text:style-name="T7">,</text:span></text:span><text:span text:style-name="Source_20_Text"><text:span text:style-name="T5"> </text:span></text:span><text:span text:style-name="Source_20_Text"><text:span text:style-name="T11">"d"</text:span></text:span><text:span text:style-name="Source_20_Text"><text:span text:style-name="T7">]]));</text:span></text:span><text:span text:style-name="Source_20_Text"><text:span text:style-name="T5"> </text:span></text:span><text:span text:style-name="Source_20_Text"><text:span text:style-name="T12">// prints {a: b, c: d}</text:span></text:span></text:p>
      <text:p text:style-name="P10"><text:span text:style-name="Source_20_Text"><text:span text:style-name="T7">}</text:span></text:span></text:p>
      <text:p text:style-name="P31"/>
      <text:p text:style-name="P31"/>
      <text:p text:style-name="P31"><text:soft-page-break/></text:p>
      <text:list xml:id="list133137758874286" text:continue-numbering="true" text:style-name="Outline">
        <text:list-item>
          <text:list>
            <text:list-item>
              <text:h text:style-name="Heading_20_2" text:outline-level="2">Iterador manual</text:h>
            </text:list-item>
          </text:list>
        </text:list-item>
      </text:list>
      <text:p text:style-name="Text_20_body"><text:a xlink:type="simple" xlink:href="https://gist.github.com/aruld/1299216#file-foreachmap-dart" text:style-name="Internet_20_link" text:visited-style-name="Visited_20_Internet_20_Link">Gist</text:a></text:p>
      <text:p text:style-name="Text_20_body"/>
      <text:p text:style-name="P5">main() {</text:p>
      <text:p text:style-name="P7"><text:s text:c="2"/>Map&lt;String, int&gt; map = {</text:p>
      <text:p text:style-name="P7"><text:s text:c="4"/><text:span text:style-name="T19">'one'</text:span>: <text:span text:style-name="T23">1</text:span>,</text:p>
      <text:p text:style-name="P7"><text:s text:c="4"/><text:span text:style-name="T19">'two'</text:span>: <text:span text:style-name="T23">2</text:span>,</text:p>
      <text:p text:style-name="P7"><text:s text:c="4"/><text:span text:style-name="T19">'twelve'</text:span>: <text:span text:style-name="T23">12</text:span>};</text:p>
      <text:p text:style-name="P7"><text:s text:c="2"/><text:span text:style-name="T15">void </text:span>iterateMapEntry(key, value) {</text:p>
      <text:p text:style-name="P7"><text:s text:c="4"/>map[key] = value;</text:p>
      <text:p text:style-name="P7"><text:s text:c="4"/>print(<text:span text:style-name="T19">'</text:span>$key<text:span text:style-name="T19">:</text:span>$value<text:span text:style-name="T19">'</text:span>);<text:span text:style-name="T27">//string interpolation in action</text:span></text:p>
      <text:p text:style-name="P7"><text:span text:style-name="T25"><text:s text:c="2"/></text:span>}</text:p>
      <text:p text:style-name="P7"><text:s text:c="2"/>map.forEach(iterateMapEntry);</text:p>
      <text:p text:style-name="P17">}</text:p>
      <text:p text:style-name="P30">R.-</text:p>
      <text:p text:style-name="P30">one:1</text:p>
      <text:p text:style-name="P30">two:2</text:p>
      <text:p text:style-name="P30">twelve:12|</text:p>
      <text:p text:style-name="P30"/>
      <text:list xml:id="list133136614565728" text:continue-numbering="true" text:style-name="Outline">
        <text:list-item>
          <text:list>
            <text:list-item>
              <text:h text:style-name="Heading_20_2" text:outline-level="2">Valores ausentes</text:h>
            </text:list-item>
          </text:list>
        </text:list-item>
      </text:list>
      <text:p text:style-name="Text_20_body"><text:a xlink:type="simple" xlink:href="http://blog.sethladd.com/2012/01/maps-and-hashes-in-dart.html" text:style-name="Internet_20_link" text:visited-style-name="Visited_20_Internet_20_Link">Sethladd</text:a></text:p>
      <text:p text:style-name="P18"><text:span text:style-name="Source_20_Text"><text:span text:style-name="T13">main() {</text:span></text:span></text:p>
      <text:p text:style-name="P18"><text:span text:style-name="Source_20_Text"><text:span text:style-name="T13"><text:s text:c="2"/>var stuff = {"hello": "world", 'Dart': 'Is Cool'};</text:span></text:span></text:p>
      <text:p text:style-name="P18"><text:span text:style-name="Source_20_Text"><text:span text:style-name="T13"><text:s text:c="2"/>stuff.putIfAbsent('foo', () {</text:span></text:span></text:p>
      <text:p text:style-name="P18"><text:span text:style-name="Source_20_Text"><text:span text:style-name="T13"><text:s text:c="4"/>// calculate something awesome</text:span></text:span></text:p>
      <text:p text:style-name="P18"><text:span text:style-name="Source_20_Text"><text:span text:style-name="T13"><text:s text:c="4"/>return 'bar';</text:span></text:span></text:p>
      <text:p text:style-name="P18"><text:span text:style-name="Source_20_Text"><text:span text:style-name="T13"><text:s text:c="2"/>});</text:span></text:span></text:p>
      <text:p text:style-name="P18"><text:span text:style-name="Source_20_Text"><text:span text:style-name="T13"><text:s text:c="2"/>print( stuff['foo'] ); // bar</text:span></text:span></text:p>
      <text:p text:style-name="P18"><text:span text:style-name="Source_20_Text"><text:span text:style-name="T13">}</text:span></text:span></text:p>
      <text:p text:style-name="P18"><text:span text:style-name="Source_20_Text"><text:span text:style-name="T13">R.bar</text:span></text:span></text:p>
      <text:list xml:id="list133137762443858" text:continue-numbering="true" text:style-name="Outline">
        <text:list-item>
          <text:list>
            <text:list-item>
              <text:h text:style-name="Heading_20_2" text:outline-level="2"><text:span text:style-name="Source_20_Text"><text:span text:style-name="T13"/></text:span></text:h>
            </text:list-item>
            <text:list-item>
              <text:h text:style-name="Heading_20_2" text:outline-level="2"><text:span text:style-name="Source_20_Text"><text:span text:style-name="T13">Con retrieve</text:span></text:span></text:h>
            </text:list-item>
          </text:list>
        </text:list-item>
      </text:list>
      <text:p text:style-name="P18"><text:span text:style-name="Source_20_Text"><text:span text:style-name="T13">void sendMessage() {</text:span></text:span></text:p>
      <text:p text:style-name="P32"><text:span text:style-name="Source_20_Text"><text:span text:style-name="T13">var resp = document.querySelector('#response');</text:span></text:span></text:p>
      <text:p text:style-name="P32"><text:span text:style-name="Source_20_Text"><text:span text:style-name="T13">Map data = new Map();</text:span></text:span></text:p>
      <text:p text:style-name="P32"><text:span text:style-name="Source_20_Text"><text:span text:style-name="T13">data['name'] = (document.querySelector('#name') as InputElement).value.trim();</text:span></text:span></text:p>
      <text:p text:style-name="P32"><text:span text:style-name="Source_20_Text"><text:span text:style-name="T13">data['email'] = (document.querySelector('#email') as InputElement).value.trim();</text:span></text:span></text:p>
      <text:p text:style-name="P32"><text:span text:style-name="Source_20_Text"><text:span text:style-name="T13">data['subject'] = (document.querySelector('#subject') as InputElement).value.trim();</text:span></text:span></text:p>
      <text:p text:style-name="P32"><text:span text:style-name="Source_20_Text"><text:span text:style-name="T13">data['message'] = (document.querySelector('#message') as TextAreaElement).value.trim();</text:span></text:span></text:p>
      <text:p text:style-name="P32"><text:span text:style-name="Source_20_Text"><text:span text:style-name="T13">var url = 'http://127.0.0.1:8088';</text:span></text:span></text:p>
      <text:p text:style-name="P32"><text:span text:style-name="Source_20_Text"><text:span text:style-name="T13">var xhr = HttpRequest.postFormData(url, data,</text:span></text:span></text:p>
      <text:p text:style-name="P32"><text:span text:style-name="Source_20_Text"><text:span text:style-name="T13">onProgress: (_) =&gt; resp.text = 'Sending ... ')</text:span></text:span></text:p>
      <text:p text:style-name="P32"><text:span text:style-name="Source_20_Text"><text:span text:style-name="T13">.then((r) =&gt; response(r))</text:span></text:span></text:p>
      <text:p text:style-name="P32"><text:span text:style-name="Source_20_Text"><text:span text:style-name="T13">.catchError((error) =&gt; resp.text = 'ERROR !: ${error.toString()}');</text:span></text:span></text:p>
      <text:p text:style-name="P32"><text:span text:style-name="Source_20_Text"><text:span text:style-name="T13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2" svg:font-family="'Courier New'"/>
    <style:font-face style:name="inherit" svg:font-family="inherit"/>
    <style:font-face style:name="TheSansMonoConBlack" svg:font-family="TheSansMonoConBlack" style:font-family-generic="roman"/>
    <style:font-face style:name="TheSansMonoConNormal" svg:font-family="TheSansMonoConNormal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Max Meza</dc:creator>
    <meta:editing-cycles>26</meta:editing-cycles>
    <meta:creation-date>2018-03-07T12:45:00</meta:creation-date>
    <dc:date>2018-06-05T23:24:52.04</dc:date>
    <meta:editing-duration>PT12H22M34S</meta:editing-duration>
    <meta:generator>LibreOffice/6.0.4.2$Windows_X86_64 LibreOffice_project/9b0d9b32d5dcda91d2f1a96dc04c645c450872bf</meta:generator>
    <meta:document-statistic meta:table-count="0" meta:image-count="1" meta:object-count="0" meta:page-count="4" meta:paragraph-count="133" meta:word-count="402" meta:character-count="3077" meta:non-whitespace-character-count="26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